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6000002B38FD9BD45206F0D93.png" manifest:media-type="image/png"/>
  <manifest:file-entry manifest:full-path="Pictures/10000001000001460000006B4ABCDE22CF139816.png" manifest:media-type="image/png"/>
  <manifest:file-entry manifest:full-path="Pictures/10000001000002620000010CECB9C47D07F5A3E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6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gr7" style:family="graphic" style:parent-style-name="standard">
      <style:graphic-properties svg:stroke-color="#7f00fe" draw:textarea-vertical-align="middle" loext:decorative="false"/>
    </style:style>
    <style:style style:name="gr8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9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10" style:family="graphic" style:parent-style-name="standard">
      <style:graphic-properties svg:stroke-color="#27004e" draw:textarea-vertical-align="middle" loext:decorative="false"/>
    </style:style>
    <style:style style:name="gr11" style:family="graphic" style:parent-style-name="standard">
      <style:graphic-properties svg:stroke-color="#0000ff" draw:fill="none" loext:fill-use-slide-background="false" draw:textarea-horizontal-align="justify" draw:textarea-vertical-align="middle" draw:auto-grow-height="false" fo:min-height="0.25cm" fo:min-width="3.25cm" loext:decorative="false"/>
    </style:style>
    <style:style style:name="gr12" style:family="graphic" style:parent-style-name="standard">
      <style:graphic-properties svg:stroke-color="#0000ff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/>
    </style:style>
    <style:style style:name="P3" style:family="paragraph">
      <loext:graphic-properties draw:fill="none" draw:fill-color="#ffffff"/>
      <style:text-properties fo:font-size="12pt" fo:font-weight="bold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5.567cm" svg:height="15.5cm" svg:x="1cm" svg:y="1cm">
            <draw:image xlink:href="Pictures/10000001000002B6000002B38FD9BD45206F0D93.png" xlink:type="simple" xlink:show="embed" xlink:actuate="onLoad" draw:mime-type="image/png">
              <text:p/>
            </draw:image>
          </draw:frame>
          <draw:frame draw:style-name="gr2" draw:text-style-name="P1" draw:layer="layout" svg:width="13.856cm" svg:height="6.087cm" svg:x="1cm" svg:y="16.5cm">
            <draw:image xlink:href="Pictures/10000001000002620000010CECB9C47D07F5A3E7.png" xlink:type="simple" xlink:show="embed" xlink:actuate="onLoad" draw:mime-type="image/png">
              <text:p/>
            </draw:image>
          </draw:frame>
          <draw:frame draw:style-name="gr3" draw:text-style-name="P3" draw:layer="layout" svg:width="5.281cm" svg:height="0.725cm" svg:x="1cm" svg:y="0.275cm">
            <draw:text-box>
              <text:p text:style-name="P2">dc-mongodb-single.yml</text:p>
            </draw:text-box>
          </draw:frame>
        </draw:g>
        <draw:g draw:style-name="gr1">
          <draw:frame draw:style-name="gr2" draw:text-style-name="P1" draw:layer="layout" svg:width="7.125cm" svg:height="2.338cm" svg:x="12.75cm" svg:y="7.912cm">
            <draw:image xlink:href="Pictures/10000001000001460000006B4ABCDE22CF139816.png" xlink:type="simple" xlink:show="embed" xlink:actuate="onLoad" draw:mime-type="image/png">
              <text:p/>
            </draw:image>
          </draw:frame>
          <draw:frame draw:style-name="gr3" draw:text-style-name="P3" draw:layer="layout" svg:width="1.353cm" svg:height="0.725cm" svg:x="13.094cm" svg:y="7.187cm">
            <draw:text-box>
              <text:p text:style-name="P2">.env</text:p>
            </draw:text-box>
          </draw:frame>
        </draw:g>
        <draw:line draw:style-name="gr4" draw:text-style-name="P4" draw:layer="layout" svg:x1="12cm" svg:y1="6.5cm" svg:x2="13cm" svg:y2="9cm">
          <text:p/>
        </draw:line>
        <draw:line draw:style-name="gr4" draw:text-style-name="P4" draw:layer="layout" svg:x1="11.5cm" svg:y1="11.25cm" svg:x2="13.014cm" svg:y2="9cm">
          <text:p/>
        </draw:line>
        <draw:line draw:style-name="gr4" draw:text-style-name="P4" draw:layer="layout" svg:x1="11.75cm" svg:y1="13.5cm" svg:x2="13cm" svg:y2="9.75cm">
          <text:p/>
        </draw:line>
        <draw:custom-shape draw:style-name="gr5" draw:text-style-name="P4" xml:id="id1" draw:id="id1" draw:layer="layout" svg:width="3.25cm" svg:height="0.5cm" svg:x="2cm" svg:y="1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25cm" svg:height="0.5cm" svg:x="2.25cm" svg:y="3.9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749cm" svg:x1="2cm" svg:y1="18.15cm" svg:x2="2.25cm" svg:y2="4.15cm" draw:start-shape="id1" draw:start-glue-point="3" draw:end-shape="id2" draw:end-glue-point="3" svg:d="M2000 18150h-1250v-14000h1500" svg:viewBox="0 0 1501 14001">
          <text:p/>
        </draw:connector>
        <draw:custom-shape draw:style-name="gr8" draw:text-style-name="P4" xml:id="id3" draw:id="id3" draw:layer="layout" svg:width="3.25cm" svg:height="0.5cm" svg:x="1.75cm" svg:y="1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5.5cm" svg:height="0.5cm" svg:x="2.25cm" svg:y="4.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.75cm" svg:y1="19.5cm" svg:x2="2.25cm" svg:y2="4.65cm" draw:start-shape="id3" draw:start-glue-point="3" draw:end-shape="id4" draw:end-glue-point="3" svg:d="M1750 19500h-501v-14850h1001" svg:viewBox="0 0 1002 14851">
          <text:p/>
        </draw:connector>
        <draw:custom-shape draw:style-name="gr11" draw:text-style-name="P4" xml:id="id5" draw:id="id5" draw:layer="layout" svg:width="3.75cm" svg:height="0.5cm" svg:x="1.75cm" svg:y="2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3.75cm" svg:height="0.5cm" svg:x="1.75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3.75cm" svg:height="0.5cm" svg:x="2cm" svg:y="8.2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5.5cm" svg:y1="21.65cm" svg:x2="5.5cm" svg:y2="15.25cm" draw:start-shape="id5" draw:start-glue-point="1" draw:end-shape="id6" draw:end-glue-point="1" svg:d="M5500 21650h501v-6400h-501" svg:viewBox="0 0 502 6401">
          <text:p/>
        </draw:connector>
        <draw:connector draw:style-name="gr12" draw:text-style-name="P1" draw:layer="layout" draw:line-skew="2.499cm" svg:x1="5.5cm" svg:y1="21.65cm" svg:x2="5.75cm" svg:y2="8.5cm" draw:start-shape="id5" draw:start-glue-point="1" draw:end-shape="id7" draw:end-glue-point="1" svg:d="M5500 21650h3250v-13150h-3000" svg:viewBox="0 0 3251 13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4-02-23T17:00:04.805000000</dc:date>
    <meta:editing-duration>PT12M56S</meta:editing-duration>
    <meta:editing-cycles>1</meta:editing-cycles>
    <meta:document-statistic meta:object-count="21"/>
    <meta:generator>LibreOffice/7.6.2.1$Windows_X86_64 LibreOffice_project/56f7684011345957bbf33a7ee678afaf4d2ba333</meta:generator>
  </office:meta>
</office:document-meta>
</file>